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Preformatted_20_Text">
      <style:text-properties fo:color="#0000ff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.0972in" fo:margin-bottom="0.0835in" loext:contextual-spacing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3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4"><draw:image xlink:href="..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8"/>
          </table:table-cell>
          <table:table-cell office:value-type="string">
            <text:p text:style-name="P8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1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web_transparent" text:anchor-type="as-char" svg:width="0.1043in" svg:height="0.0311in" draw:z-index="6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6">Western Washington University</text:p>
      <text:p text:style-name="Preformatted_20_Text"/>
      <text:p text:style-name="Preformatted_20_Text"/>
      <text:p text:style-name="P3">Name: Stichart, Crispin Alexander ID: W01173828 Previous ID:</text:p>
      <text:p text:style-name="Preformatted_20_Text"/>
      <text:p text:style-name="Preformatted_20_Text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Business Statistics <text:s text:c="11"/>4 <text:s text:c="2"/><text:span text:style-name="T1">Z</text:span> <text:s/>13.2 <text:s/>L <text:s text:c="4"/>03/24/14 <text:s text:c="53"/></text:p>
      <text:p text:style-name="P4">Quarter: <text:s/>Credits: <text:s text:c="2"/>12.0 <text:s text:c="4"/>Qpts: <text:s text:c="3"/>42.40 <text:s text:c="4"/>GPA: <text:s/><text:span text:style-name="T1">2.33</text:span></text:p>
      <text:p text:style-name="P4"><text:s text:c="80"/>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Status: <text:s text:c="14"/>Pending <text:s text:c="65"/><text:soft-page-break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reformatted_20_Text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32:45.213000000</dc:date>
    <meta:editing-duration>PT3M45S</meta:editing-duration>
    <meta:editing-cycles>1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57" meta:word-count="228" meta:character-count="3429" meta:non-whitespace-character-count="1291"/>
  </office:meta>
</office:document-meta>
</file>